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c9211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e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/>
          <table:table-cell office:value-type="string" calcext:value-type="string">
            <text:p>me.m04.d04.meMA.Ode3KathismaT</text:p>
          </table:table-cell>
          <table:table-cell table:style-name="ce7" office:value-type="string" calcext:value-type="string">
            <text:p>pe.d092.peMA.Kathisma23</text:p>
          </table:table-cell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Kathisma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heotok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4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7:16:24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5T08:54:03.390000000</dc:date>
    <meta:editing-duration>PT7H37M49S</meta:editing-duration>
    <meta:editing-cycles>24</meta:editing-cycles>
    <meta:generator>LibreOffice/7.6.1.2$Windows_X86_64 LibreOffice_project/f5defcebd022c5bc36bbb79be232cb6926d8f674</meta:generator>
    <meta:document-statistic meta:table-count="1" meta:cell-count="209" meta:object-count="0"/>
  </office:meta>
</office:document-meta>
</file>